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Nastaliq Urdu" svg:font-family="'Noto Nastaliq Urdu'"/>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7799in" fo:margin-right="0.7382in" fo:margin-top="0in" fo:margin-bottom="0in" loext:contextual-spacing="false" style:line-height-at-least="0.1528in" fo:text-align="justify" style:justify-single-word="false" fo:orphans="2" fo:widows="2" fo:text-indent="0.1965in" style:auto-text-indent="false"/>
      <style:text-properties fo:font-variant="normal" fo:text-transform="none" fo:color="#000000" style:font-name="Times New Roman1" fo:font-size="9pt" fo:letter-spacing="normal" fo:font-style="normal" fo:font-weight="normal"/>
    </style:style>
    <style:style style:name="P3" style:family="paragraph" style:parent-style-name="Text_20_body">
      <style:paragraph-properties fo:margin-left="0.7799in" fo:margin-right="0.7362in" fo:margin-top="0in" fo:margin-bottom="0in" loext:contextual-spacing="false" style:line-height-at-least="0.1528in" fo:text-align="justify" style:justify-single-word="false" fo:orphans="2" fo:widows="2" fo:text-indent="0.1965in" style:auto-text-indent="false"/>
      <style:text-properties fo:font-variant="normal" fo:text-transform="none" fo:color="#000000" style:font-name="Times New Roman1" fo:font-size="9pt" fo:letter-spacing="normal" fo:font-style="normal" fo:font-weight="normal"/>
    </style:style>
    <style:style style:name="P4" style:family="paragraph" style:parent-style-name="Footnote">
      <style:text-properties officeooo:paragraph-rsid="001cdd2a"/>
    </style:style>
    <style:style style:name="P5" style:family="paragraph" style:parent-style-name="Text_20_body">
      <style:paragraph-properties fo:margin-left="1.0161in" fo:margin-right="0in" fo:margin-top="0in" fo:margin-bottom="0in" loext:contextual-spacing="false" style:line-height-at-least="0.1764in" fo:orphans="2" fo:widows="2" fo:text-indent="0in" style:auto-text-indent="false"/>
      <style:text-properties fo:font-variant="normal" fo:text-transform="none" fo:color="#000000" style:font-name="Times New Roman1" fo:font-size="12pt" fo:letter-spacing="normal" fo:font-style="normal" fo:font-weight="bold" officeooo:paragraph-rsid="001cdd2a"/>
    </style:style>
    <style:style style:name="P6" style:family="paragraph">
      <style:paragraph-properties style:writing-mode="rl-tb"/>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000000" style:font-name="Times New Roman1" fo:font-size="9pt" fo:letter-spacing="normal" fo:font-style="normal" fo:font-weight="bold"/>
    </style:style>
    <style:style style:name="T4" style:family="text">
      <style:text-properties fo:font-variant="normal" fo:text-transform="none" fo:color="#000000" style:font-name="Times New Roman1" fo:font-size="9pt" fo:letter-spacing="normal" fo:font-style="normal" fo:font-weight="normal"/>
    </style:style>
    <style:style style:name="T5" style:family="text">
      <style:text-properties fo:font-variant="normal" fo:text-transform="none" fo:color="#000000" style:font-name="Times New Roman1" fo:font-size="9pt" fo:letter-spacing="-0.002in" fo:font-style="normal" fo:font-weight="bold"/>
    </style:style>
    <style:style style:name="T6" style:family="text">
      <style:text-properties fo:font-variant="normal" fo:text-transform="none" fo:color="#000000" style:font-name="Times New Roman1" fo:font-size="9pt" fo:letter-spacing="-0.002in" fo:font-style="normal" fo:font-weight="normal"/>
    </style:style>
    <style:style style:name="T7" style:family="text">
      <style:text-properties fo:font-variant="normal" fo:text-transform="none" fo:color="#000000" style:font-name="Times New Roman1" fo:font-size="9pt" fo:letter-spacing="-0.002in" fo:font-style="italic" fo:font-weight="normal"/>
    </style:style>
    <style:style style:name="T8" style:family="text">
      <style:text-properties fo:font-variant="normal" fo:text-transform="none" fo:color="#000000" style:font-name="Times New Roman1" fo:font-size="9pt" fo:letter-spacing="-0.0028in" fo:font-style="normal" fo:font-weight="bold"/>
    </style:style>
    <style:style style:name="T9" style:family="text">
      <style:text-properties fo:font-variant="normal" fo:text-transform="none" fo:color="#000000" style:font-name="Times New Roman1" fo:font-size="9pt" fo:letter-spacing="-0.0028in" fo:font-style="normal" fo:font-weight="normal"/>
    </style:style>
    <style:style style:name="T10" style:family="text">
      <style:text-properties fo:font-variant="normal" fo:text-transform="none" fo:color="#000000" style:font-name="Times New Roman1" fo:font-size="9pt" fo:letter-spacing="-0.0035in" fo:font-style="italic" fo:font-weight="normal"/>
    </style:style>
    <style:style style:name="T11" style:family="text">
      <style:text-properties fo:font-variant="normal" fo:text-transform="none" fo:color="#000000" style:font-name="Times New Roman1" fo:font-size="9pt" fo:letter-spacing="-0.0047in" fo:font-style="normal" fo:font-weight="normal"/>
    </style:style>
    <style:style style:name="T12" style:family="text">
      <style:text-properties fo:font-variant="normal" fo:text-transform="none" fo:color="#000000" style:font-name="Times New Roman1" fo:font-size="9pt" fo:letter-spacing="0.0016in" fo:font-style="normal" fo:font-weight="normal"/>
    </style:style>
    <style:style style:name="T13" style:family="text">
      <style:text-properties fo:font-variant="normal" fo:text-transform="none" fo:color="#000000" style:font-name="Times New Roman1" fo:font-size="9pt" fo:letter-spacing="0.002in" fo:font-style="normal" fo:font-weight="normal"/>
    </style:style>
    <style:style style:name="T14" style:family="text">
      <style:text-properties fo:font-variant="normal" fo:text-transform="none" fo:color="#000000" style:font-name="Times New Roman1" fo:font-size="12pt" fo:letter-spacing="normal" fo:font-style="normal" fo:font-weight="bold"/>
    </style:style>
    <style:style style:name="T15" style:family="text">
      <style:text-properties fo:font-variant="normal" fo:text-transform="none" fo:color="#000000" style:font-name="Times New Roman1" fo:font-size="6pt" fo:letter-spacing="normal" fo:font-style="normal" fo:font-weight="normal"/>
    </style:style>
    <style:style style:name="T16" style:family="text">
      <style:text-properties style:font-name="Times New Roman1" fo:font-size="14pt" fo:font-style="normal" fo:font-weight="normal"/>
    </style:style>
    <style:style style:name="T17" style:family="text">
      <style:text-properties style:font-name="Times New Roman1" fo:font-size="14pt" fo:letter-spacing="-0.0118in" fo:font-style="normal" fo:font-weight="normal"/>
    </style:style>
    <style:style style:name="T18" style:family="text">
      <style:text-properties style:font-name="Times New Roman1" fo:font-size="9pt" fo:font-style="normal" fo:font-weight="normal"/>
    </style:style>
    <style:style style:name="T19" style:family="text">
      <style:text-properties style:font-name="Times New Roman1" fo:font-size="11pt" fo:font-style="normal" fo:font-weight="normal"/>
    </style:style>
    <style:style style:name="T20" style:family="text">
      <style:text-properties style:font-name="Times New Roman1" fo:font-size="11pt" fo:font-style="normal" fo:font-weight="bold"/>
    </style:style>
    <style:style style:name="T21" style:family="text">
      <style:text-properties style:font-name="Times New Roman1" fo:font-size="11pt" fo:font-style="italic" fo:font-weight="normal"/>
    </style:style>
    <style:style style:name="T22" style:family="text">
      <style:text-properties style:font-name="Times New Roman1" fo:font-size="11pt" fo:letter-spacing="-0.002in" fo:font-style="normal" fo:font-weight="normal"/>
    </style:style>
    <style:style style:name="T23" style:family="text">
      <style:text-properties style:font-name="Times New Roman1" fo:font-size="11pt" fo:letter-spacing="-0.0035in" fo:font-style="normal" fo:font-weight="normal"/>
    </style:style>
    <style:style style:name="T24" style:family="text">
      <style:text-properties style:font-name="Times New Roman1" fo:font-size="11pt" fo:letter-spacing="-0.0083in" fo:font-style="normal" fo:font-weight="normal"/>
    </style:style>
    <style:style style:name="T25" style:family="text">
      <style:text-properties style:font-name="Times New Roman1" fo:font-size="11pt" fo:letter-spacing="-0.0217in" fo:font-style="normal" fo:font-weight="normal"/>
    </style:style>
    <style:style style:name="T26" style:family="text">
      <style:text-properties style:font-name="Times New Roman1" fo:font-size="11pt" fo:letter-spacing="-0.0028in" fo:font-style="normal" fo:font-weight="normal"/>
    </style:style>
    <style:style style:name="T27" style:family="text">
      <style:text-properties style:font-name="Times New Roman1" fo:font-size="11pt" fo:letter-spacing="-0.0016in" fo:font-style="normal" fo:font-weight="normal"/>
    </style:style>
    <style:style style:name="T28" style:family="text">
      <style:text-properties style:font-name="Times New Roman1" fo:font-size="11pt" fo:letter-spacing="0.0035in" fo:font-style="normal" fo:font-weight="normal"/>
    </style:style>
    <style:style style:name="T29" style:family="text">
      <style:text-properties style:font-name="Times New Roman1" fo:font-size="11pt" fo:letter-spacing="0.0028in" fo:font-style="normal" fo:font-weight="normal"/>
    </style:style>
    <style:style style:name="T30" style:family="text">
      <style:text-properties style:font-name="Times New Roman1" fo:font-size="11pt" fo:letter-spacing="0.002in" fo:font-style="normal" fo:font-weight="normal"/>
    </style:style>
    <style:style style:name="T31" style:family="text">
      <style:text-properties style:font-name="Times New Roman1" fo:font-size="11pt" fo:letter-spacing="-0.0043in" fo:font-style="normal" fo:font-weight="normal"/>
    </style:style>
    <style:style style:name="T32" style:family="text">
      <style:text-properties style:font-name="Times New Roman1" fo:font-size="11pt" fo:letter-spacing="-0.0008in" fo:font-style="normal" fo:font-weight="normal"/>
    </style:style>
    <style:style style:name="T33" style:family="text">
      <style:text-properties style:font-name="Times New Roman1" fo:font-size="7.34999990463257pt" fo:font-style="normal" fo:font-weight="normal"/>
    </style:style>
    <style:style style:name="T34" style:family="text">
      <style:text-properties style:font-name="Times New Roman1" fo:font-size="9.5pt" fo:font-style="normal" fo:font-weight="normal"/>
    </style:style>
    <style:style style:name="T35" style:family="text">
      <style:text-properties style:font-name="Times New Roman1" fo:font-size="9.5pt" fo:letter-spacing="-0.002in" fo:font-style="normal" fo:font-weight="normal"/>
    </style:style>
    <style:style style:name="T36" style:family="text">
      <style:text-properties style:font-name="Times New Roman1" fo:font-size="9.5pt" fo:letter-spacing="-0.0028in" fo:font-style="normal" fo:font-weight="normal"/>
    </style:style>
    <style:style style:name="T37" style:family="text">
      <style:text-properties style:font-name="Times New Roman1" fo:font-size="12pt" fo:font-style="normal" fo:font-weight="bold"/>
    </style:style>
    <style:style style:name="T38" style:family="text">
      <style:text-properties style:font-name="Times New Roman1" fo:font-size="6pt" fo:font-style="normal" fo:font-weight="normal"/>
    </style:style>
    <style:style style:name="T39" style:family="text">
      <style:text-properties fo:font-size="9.5pt"/>
    </style:style>
    <style:style style:name="T40" style:family="text">
      <style:text-properties fo:font-size="9.5pt" fo:letter-spacing="-0.0028in"/>
    </style:style>
    <style:style style:name="T41" style:family="text">
      <style:text-properties fo:font-size="9.5pt" fo:font-style="italic"/>
    </style:style>
    <style:style style:name="T42" style:family="text">
      <style:text-properties fo:letter-spacing="-0.002in"/>
    </style:style>
    <style:style style:name="T43" style:family="text">
      <style:text-properties fo:letter-spacing="-0.002in" fo:font-weight="bold"/>
    </style:style>
    <style:style style:name="T44" style:family="text">
      <style:text-properties fo:letter-spacing="-0.002in" fo:font-style="italic"/>
    </style:style>
    <style:style style:name="T45" style:family="text">
      <style:text-properties fo:letter-spacing="-0.0028in"/>
    </style:style>
    <style:style style:name="T46" style:family="text">
      <style:text-properties fo:letter-spacing="-0.0028in" fo:font-style="italic"/>
    </style:style>
    <style:style style:name="T47" style:family="text">
      <style:text-properties fo:font-size="11pt"/>
    </style:style>
    <style:style style:name="T48" style:family="text">
      <style:text-properties fo:font-size="11pt" fo:letter-spacing="-0.0008in"/>
    </style:style>
    <style:style style:name="T49" style:family="text">
      <style:text-properties fo:font-size="11pt" fo:letter-spacing="-0.0035in"/>
    </style:style>
    <style:style style:name="T50" style:family="text">
      <style:text-properties fo:font-size="11pt" fo:letter-spacing="-0.002in"/>
    </style:style>
    <style:style style:name="T51" style:family="text">
      <style:text-properties fo:font-size="11pt" fo:font-weight="bold"/>
    </style:style>
    <style:style style:name="T52" style:family="text">
      <style:text-properties fo:font-size="11pt" style:text-underline-style="solid" style:text-underline-width="auto" style:text-underline-color="font-color"/>
    </style:style>
    <style:style style:name="T53" style:family="text">
      <style:text-properties fo:letter-spacing="-0.0035in"/>
    </style:style>
    <style:style style:name="T54" style:family="text">
      <style:text-properties fo:letter-spacing="-0.0043in"/>
    </style:style>
    <style:style style:name="T55" style:family="text">
      <style:text-properties fo:letter-spacing="-0.0016in"/>
    </style:style>
    <style:style style:name="T56" style:family="text">
      <style:text-properties fo:font-size="7.34999990463257pt"/>
    </style:style>
    <style:style style:name="T57" style:family="text">
      <style:text-properties fo:letter-spacing="-0.0008in"/>
    </style:style>
    <style:style style:name="T58" style:family="text">
      <style:text-properties fo:letter-spacing="0.0008in"/>
    </style:style>
    <style:style style:name="T59" style:family="text">
      <style:text-properties fo:letter-spacing="0.0016in"/>
    </style:style>
    <style:style style:name="T60" style:family="text">
      <style:text-properties fo:letter-spacing="0.002in"/>
    </style:style>
    <style:style style:name="T61" style:family="text">
      <style:text-properties fo:font-size="6pt"/>
    </style:style>
    <style:style style:name="T62" style:family="text">
      <style:text-properties style:font-name="Noto Nastaliq Urdu" fo:font-size="11pt"/>
    </style:style>
    <style:style style:name="T63" style:family="text">
      <style:text-properties style:font-name="Noto Nastaliq Urdu" fo:font-size="11pt" fo:font-style="normal" fo:font-weight="normal"/>
    </style:style>
    <style:style style:name="T64" style:family="text">
      <style:text-properties fo:letter-spacing="-0.0047in"/>
    </style:style>
    <style:style style:name="T65" style:family="text">
      <style:text-properties fo:letter-spacing="-0.0075in"/>
    </style:style>
    <style:style style:name="T66" style:family="text">
      <style:text-properties fo:letter-spacing="-0.0083in"/>
    </style:style>
    <style:style style:name="T67" style:family="text">
      <style:text-properties fo:letter-spacing="0.011in"/>
    </style:style>
    <style:style style:name="T68" style:family="text">
      <style:text-properties fo:letter-spacing="0.0035in"/>
    </style:style>
    <style:style style:name="T69" style:family="text">
      <style:text-properties fo:letter-spacing="0.0028in"/>
    </style:style>
    <style:style style:name="T70" style:family="text">
      <style:text-properties style:font-name-complex="Times New Roman1" style:font-size-complex="11pt" style:font-style-complex="normal" style:font-weight-complex="normal"/>
    </style:style>
    <style:style style:name="T71" style:family="text">
      <style:text-properties fo:letter-spacing="-0.0055in"/>
    </style:style>
    <style:style style:name="T72" style:family="text">
      <style:text-properties fo:font-size="10pt"/>
    </style:style>
    <style:style style:name="T73" style:family="text">
      <style:text-properties officeooo:rsid="001fb2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rial designs with adverbial value <text:span text:style-name="Definition">in </text:span><text:span text:style-name="Definition"><text:span text:style-name="T73">B</text:span></text:span><text:span text:style-name="Definition">iblical </text:span><text:span text:style-name="Definition"><text:span text:style-name="T73">H</text:span></text:span><text:span text:style-name="Definition">ebrew as a rare syntactic phenomenon</text:span></text:h>
      <text:p text:style-name="Text_20_body">Typological studies of serial verb constructions traditionally based on the material of the various languages of Asia and Africa, leaving the Semitic languages of the outside boundaries of the study. This article is the first attempt at a systematic study of serial verbal constructions of biblical Hebrew in a typological context. The article discusses various serial constructions with an adverbial meaning and a detailed study of the types of serializable verbs, their semantic and morphosyntactic properties.</text:p>
      <text:p text:style-name="Text_20_body">Key words : typological studies, verbal serialization, biblical Hebrew, adverbial verb.</text:p>
      <text:p text:style-name="Text_20_body">Typological study of serial verbs has been traditionally based on evidence from African and Asian languages ​​leaving Semitic languages ​​behind the boundaries of research. This article is the fi rst attempt to provide systematic typological study of adverbial serial verb constructions in Biblical Hebrew. It contains overview of various serial verb constructions with adverbial meaning providing information about types of verbs serialized as well as their semantic and morphosyntactic features.</text:p>
      <text:p text:style-name="Text_20_body">Key words : Typological studies, Serial verbs, Biblical Hebrew, Adverbial verbs.</text:p>
      <text:h text:style-name="Heading_20_4" text:outline-level="4">Definition of serial constructions</text:h>
      <text:p text:style-name="Text_20_body">Serials construction - is a special type of complex predicate, consisting of two or more finite verb forms, following one behind the other. In most cases, one of verbs forming serially structure partially or completely deleksikali- zuetsya and proceeds to class verbal modifiers (e.g., indicators of performance aspect or adverbial), whose field of action is the second verb (or multiple verbs) serial structure. The serial construction has certain semantic and syntactic properties that vary from language to language. So, in some languages, a serial design It is of a single complex word in the time like in other verbs retain non- separability [Aikhenvald, Dixon, 2006: 37-38]. In many languages there are in the main asyndetic serial structure, which indicates a closer semantic link their members compared to the verbs, members of the complexity composed clauses. Semantics serial designs influenced and on their morphosyntax: as a rule, values of verbal grammatical categories of their members are the same. In other languages, serial constructions may be allied [Lord, 1993: 2], and the meanings of grammatical categories may not coincide (rarely).</text:p>
      <text:p text:style-name="Text_20_body">In Hebrew, both biblical and modern, there are various types of serial designs. Nevertheless , no studies on serialization have yet been conducted in Hebraistics. This article - the first attempt to describe a certain type of serial constructions in Biblical Hebrew (further - BI), and it serializes verbs with adverbial value.</text:p>
      <text:h text:style-name="Heading_20_2" text:outline-level="2"><text:soft-page-break/>Ι. Adverbial verbs in BI, their semantics and syntax. Grammarization processes and asymmetry in serial constructions with an adverbial value</text:h>
      <text:p text:style-name="Text_20_body">One of the characteristic features of BI is the transition of a number of verbs to the class of adverbial indicators, when the adverbial value is expressed in a sentence not by an adverb, but by a finite form of a de-desecralized verb.</text:p>
      <text:p text:style-name="Text_20_body">For example, the value (1) (an example from BI) is similar to the value (2) (an example from SI)<text:note text:id="ftn0" text:note-class="footnote"><text:note-citation>1</text:note-citation><text:note-body><text:p text:style-name="P4"><text:span text:style-name="T4">SI - Modern Hebrew.</text:span></text:p></text:note-body></text:note></text:p>
      <text:p text:style-name="Text_20_body">[Rubinstein, 1990]:</text:p>
      <text:p text:style-name="Text_20_body">(1) wə-lō ' ' ēμar ha-nna'ar and - did not hesitate (PERF) youth l a ± ¦´ ô ¾ ha-dd ā » ār <text:s text:c="99"/></text:p>
      <text:p text:style-name="Text_20_body">make <text:s/>(INF) the matter of Genesis. (34–19) <text:s text:c="13"/></text:p>
      <text:p text:style-name="Text_20_body">"The young man did not hesitate to do this."</text:p>
      <text:p text:style-name="Text_20_body">(2) hu lo <text:s/>the asa et ha Size of-DaVaR he not made (PAST) thing <text:s text:c="71"/></text:p>
      <text:p text:style-name="Text_20_body">be-ihur</text:p>
      <text:p text:style-name="Text_20_body">with delay</text:p>
      <text:p text:style-name="Text_20_body">"He did not do it late."</text:p>
      <text:p text:style-name="Text_20_body">In (1) and (2) says about how that person made action vovre- me, without delay. In (1) the adverbial meaning is expressed by the verb ['ēμar] ' procrastinate ', which controls the infinitive of the semantic verb [' ā´ā] 'to do'. In (2) the same value was expressed by IG “with delay”.</text:p>
      <text:p text:style-name="Text_20_body">In BI there are two ways of syntactic connection adverbial- Nogo verb with the semantic. In the first method, the verb modifier in finite form controls the conjugate infinitive of meaning verb<text:note text:id="ftn1" text:note-class="footnote"><text:note-citation>2</text:note-citation><text:note-body><text:p text:style-name="P4"><text:span text:style-name="T4">Complementary infinitive - verb form in BI unites in itself as the syntactic and semantic properties </text:span><text:span text:style-name="T6">verb </text:span><text:span text:style-name="T4">(designation steps, the ability to control complement) and named properties (capability of forming the IG and PG).</text:span></text:p></text:note-body></text:note>. Such a communication method Kirby called "embedding " , to use the term "investing " (embedding) for those languages that it is inherent in [Kirby, 1999]. The second, more rare the way - it's serialization grammatikalizovannogo and semantic verbs. Languages ​​that primarily use this type of communication are called</text:p>
      <text:p text:style-name="Text_20_body">"Serializing . "</text:p>
      <text:p text:style-name="Text_20_body">BI cannot be called a “serializing language”: it is undoubtedly</text:p>
      <text:p text:style-name="Text_20_body">It belongs to the group of “nesting” languages, since infinitive turns are more often found in it than serial constructions.</text:p>
      <text:p text:style-name="Text_20_body">Topics not less than in BI meets adverbial serialization, though , and is itself, of course, the phenomenon of a rare and peripheral 3 <text:note text:id="ftn2" text:note-class="footnote"><text:note-citation>3</text:note-citation><text:note-body><text:p text:style-name="P4"><text:span text:style-name="T4">In some cases, serialization in Hebrew is the main way of connecting a grammatical </text:span><text:span text:style-name="T6">verb </text:span><text:span text:style-name="T4">with a semantic </text:span><text:span text:style-name="T6">verb </text:span><text:span text:style-name="T4">. This occurs when the other semantic types serialization: in particular, when grammaticalisation verbs of motion in as indicators gradativa and gortativa. Similar cases are not considered in our article .</text:span></text:p></text:note-body></text:note>. At the same time, it certainly deserves the attention of <text:soft-page-break/>researchers, since it is part of such a phenomenon as serialization in Hebrew, with its variety of forms and meanings.</text:p>
      <text:p text:style-name="Text_20_body">The following adverbial verbs are serialized in Hebrew:</text:p>
      <text:p text:style-name="Text_20_body">1. [mihēr] 'hurry' in the meaning of 'fast' - 26 cases of serialization out of 39 examples of use in the adverbial meaning. </text:p>
      <text:p text:style-name="Text_20_body">(3) wayyəma h ¦ r û wayyô r £ ¼ û ' îš ' hurried (WAW-IMP) lowered (WAW-IMP) man e¾ 'amtaμtô' arƒ¹ <text:s text:c="31"/></text:p>
      <text:p text:style-name="Text_20_body">his-bag to the earth (Dir) Gen. (44-11)</text:p>
      <text:p text:style-name="Text_20_body">"Everyone quickly put his bag to the ground."</text:p>
      <text:p text:style-name="Text_20_body">(4) wayəmahēr šā'ûl wayyippōl hastened (WAW-IMP) Saul fell (WAW-IMP) məlō ' qôm ā ¾ ô ' ar ƒ ā <text:s text:c="73"/></text:p>
      <text:p text:style-name="Text_20_body">the fullness (Cstr) of growth — it upon the earth (Dir) 1 Sam. (28–20)</text:p>
      <text:p text:style-name="Text_20_body">"Saul, in full growth, quickly fell to the ground."</text:p>
      <text:p text:style-name="Text_20_body">2. [ hiškîm] - 'get up early' in the meaning of 'early' - 18 cases of serialization out of 21 examples of adverbial use in an adverbial meaning. <text:s/></text:p>
      <text:p text:style-name="Text_20_body">(5) l¹½ ¢ n yihyû ka - ± ¦nan bœqer <text:s text:c="16"/></text:p>
      <text:p text:style-name="Text_20_body">therefore there will be (IMP) as-cloud (Cstr) am <text:s text:c="26"/></text:p>
      <text:p text:style-name="Text_20_body">wə-½a - ‰ al <text:s text:c="6"/>maškîm hœl ¢ ½ <text:s text:c="13"/></text:p>
      <text:p text:style-name="Text_20_body">and - as - dew rising early (PART) walking (PART) Os. (13-3)</text:p>
      <text:p text:style-name="Text_20_body">"Therefore [they] will be like a morning cloud and like dew rapidly disappearing . "</text:p>
      <text:p text:style-name="Text_20_body">(6) wə-hiškîm 'abšālōm wə'āma¼ <text:s text:c="30"/></text:p>
      <text:p text:style-name="Text_20_body">Getting up early (WAW-PERF) Absalom getting up (WAW-PERF) 'al-ya¼ dere½ ha- ššā' ar <text:s text:c="13"/></text:p>
      <text:p text:style-name="Text_20_body">near the road (Сstr) of the gate 2 Kings (15-2) <text:s text:c="12"/></text:p>
      <text:p text:style-name="Text_20_body">"Avvesalom from the early times got up at the road at the gate."</text:p>
      <text:p text:style-name="Text_20_body">3. [he'ĕmîq] - 'deepen'; 1 case of serialization from 3 examples of use in the adverbial meaning of 'deep' </text:p>
      <text:p text:style-name="Text_20_body">(7) he'mîqû šiμētû <text:s text:c="15"/></text:p>
      <text:p text:style-name="Text_20_body">deepened (PERF) did poorly (PERF) kîmê ha-ggi ”'ā <text:s text:c="12"/></text:p>
      <text:p text:style-name="Text_20_body">how - in the days (Cstr.) of Giva of Os. (9-9) <text:s text:c="13"/></text:p>
      <text:p text:style-name="Text_20_body"><text:soft-page-break/>"They are deeply corrupt, as in the days of Gibeah."</text:p>
      <text:p text:style-name="Text_20_body">4. [hišpîl] - 'go down'; 2 cases of serialization from 2 examples of use in the adverbial meaning of 'low'<text:note text:id="ftn3" text:note-class="footnote"><text:note-citation>4</text:note-citation><text:note-body><text:p text:style-name="P4"><text:span text:style-name="T15">The </text:span><text:span text:style-name="T4">second case is a quote from the first, so only one example is given here.</text:span></text:p></text:note-body></text:note>.</text:p>
      <text:p text:style-name="Text_20_body">(8) 'ĕmōr la-mmele½ wə-la - ggə ”îrā tell (Imper) to king and queen hašpîlû šē» û <text:s text:c="85"/></text:p>
      <text:p text:style-name="Text_20_body">go down (Imper) sit down (Imper) Jer. (13-18) <text:s text:c="13"/></text:p>
      <text:p text:style-name="Text_20_body">“Tell the king and the queen:“ Sit low! " .</text:p>
      <text:p text:style-name="Text_20_body">Statistics<text:note text:id="ftn4" text:note-class="footnote"><text:note-citation>5</text:note-citation><text:note-body><text:p text:style-name="P4"><text:span text:style-name="T4">In the format of the article, it is impossible to give all the examples confirming this statement. </text:span><text:span text:style-name="T6">However, the author </text:span><text:span text:style-name="T4">was carried out a statistical study and determine deleno, </text:span><text:span text:style-name="T6">how many </text:span><text:span text:style-name="T4">times in the text of BI meet analyzed </text:span><text:span text:style-name="T6">verbs </text:span><text:span text:style-name="T4">in adverbial- rated value, and what proportion of these cases constitute a serial structure. This information is given in the article in the form of numerical data.</text:span></text:p></text:note-body></text:note> show that the verb [he'§mîq] pre-</text:p>
      <text:p text:style-name="Text_20_body">formally forms infinitive constructions and is serialized only once<text:note text:id="ftn5" text:note-class="footnote"><text:note-citation>6</text:note-citation><text:note-body><text:p text:style-name="P4"><text:span text:style-name="T4">However, it is difficult to talk about the predominance of infinitive constructions over serial ones, since the verb is extremely rare and occurs only 3 times in the text of the Bible.</text:span></text:p></text:note-body></text:note>. For the verbs [mih ¢ r] and [hiškîm], serialization is the preferred way of communicating with the semantic verb. The only adverbial verb that never occurs in infinitive turns is the verb [hišpîl] to “humiliate” in the meaning “low” - a rare adverbial verb that appears only two times in the text and both times forms a serial construction with a semantic verb.</text:p>
      <text:p text:style-name="Text_20_body">Other adverbial verbs (there are about 10 of them) are never serialized, and therefore are not considered in this article.</text:p>
      <text:p text:style-name="Text_20_body"/>
      <text:p text:style-name="Text_20_body">Serialization in biblical Hebrew (hereinafter referred to as BI), as in other languages ​​of the world, is accompanied by delexicalization. Meaning of the verb, rolling in the class of adverbial indicators as a rule, dently developed from two seeds: Seme "action" and the adverbial Seme. So, the verb [hiškîm] contains this word 'to get up' and this word 'early'. The delexicalization of adverbial verbs usually occurs due to the simplification of their semantic structure: the verb loses the “verb” meaning itself and remains adverbial. Grammaticalisation, e.g., [hiškîm] expressed in the fact that the verb plays 'up' and maintains only a adverbial value of 'early'.</text:p>
      <text:p text:style-name="Text_20_body">Similar serial constructions in which a grammaticalized verb belongs to a semantically limited class are called “asymmetric” [Aikhenvald, Dixon, 2006: 21].</text:p>
      <text:h text:style-name="Heading_20_2" text:outline-level="2">II. Series design as a monopredicative clause. Allied and non-union communications <text:s text:c="2"/>in serial designs</text:h>
      <text:p text:style-name="Text_20_body">Serials outwardly structure similar to slozhnosochinennye clauses, as comprised of several of the following one for another verb in the same form. Nevertheless , at a deep level, serial constructions are monopredicative, since one of the verbs is de-xicalized and becomes the modifier of the second.</text:p>
      <text:p text:style-name="Text_20_body"><text:soft-page-break/>According to many modern researchers of the phenomenon of serialization, one of the criteria for distinguishing serial constructions from complex clauses is the union-free connection between its verbs [Foley, Olson, 1985: 18; Aikhenvald, Dixon, 2006: 6]. Such a statement is controversial for BI, in which the union-free connection is an indistinguishable sign of a serial design. In particular, adverbial verbs in BI allow both types of communication in serial construction. Furthermore , the one and the same verb may form a serially design both with union and with asyndetic bond.</text:p>
      <text:p text:style-name="Text_20_body">(9) mah ¦ r û wa - ' ¦ l ¥ ' e l ' ¹ " î hurry (Imper) and - rise (Imper) to my father wa ' ¦ martem ' ¢ l ¹" k œ ' ¹ mar bi n ½¹ <text:s text:c="113"/></text:p>
      <text:p text:style-name="Text_20_body">Yos ¢ ¸ say (WAW-PERF) so told him (PERF) your son <text:s text:c="13"/></text:p>
      <text:p text:style-name="Text_20_body">Yosef</text:p>
      <text:p text:style-name="Text_20_body">Gen. (45-9)</text:p>
      <text:p text:style-name="Text_20_body">“Rather, go up to my father and tell him: this is what your son Joseph said . ”</text:p>
      <text:p text:style-name="Text_20_body">(10) mah ¢ r him m ¹ l ¢ ‰ š ¹ m m ¹ <text:s text:c="30"/></text:p>
      <text:p text:style-name="Text_20_body">hurry (Imper) run (Imper) there Genesis. (19-22)</text:p>
      <text:p text:style-name="Text_20_body">"Hurry up there." </text:p>
      <text:p text:style-name="Text_20_body">Verb grammaticalization process in both examples oche- seen: a verb of motion [mihēr] loses its semantic value 'quickly go somewhere. " The set of valencies of the verb changes : [mihēr] loses valency in the direction. The meaning of “movement” in both cases is expressed in the semantic verb. Nevertheless , in (9) the verbs are connected by a creative conjunction, while in (10) a union-free connection is noted .</text:p>
      <text:p>Contrasting sindezy asindezy and neutralized in BI in that case, when the two verb series are used in a one WAW- forms, in particular in WAW-imperfect or WAW-perfect tense. ו element [wa] not can be interpreted as the full coordinative union because its main function - morphological, it is included in diffiks forming specific shapes vidovremennyh ivrit- Skog verb. It simultaneously expresses union and morphological index. The union connection in such cases is determined morphologically , and not syntactically .</text:p>
      <text:p text:style-name="Text_20_body">(11) wattō'mer š ə ¾ ē ǎ ¼ ōnî <text:s text:c="31"/></text:p>
      <text:p text:style-name="Text_20_body">said (WAW-IMP) drink (Imper) lord - my wattəmahēr wattōre¼ <text:s text:c="12"/></text:p>
      <text:p text:style-name="Text_20_body">hurried (WAW-IMP) lowered (WAW-IMP) kaddāh 'al yā¼āh wattašqēhû <text:s text:c="12"/></text:p>
      <text:p text:style-name="Text_20_body">a jug-of-her -hand-watered her (WAW-IMP) - his Gen. (24-18) <text:s text:c="12"/></text:p>
      <text:p text:style-name="Text_20_body">“She said,“ Drink, my lord! ”And quickly put her jug ​​on her hand and watered it . ”</text:p>
      <text:p text:style-name="Text_20_body">In this example, as we see, the situation is presented,</text:p>
      <text:p text:style-name="Text_20_body">box of successively unfolding events in time. Rachel first says something to Jacob, then puts a <text:soft-page-break/>jug on his hand and watered it. To describe this situation, the BI usually chooses the narrative past tense - WAW- imperfect, which was done in this case. All four verbs in this episode are used in this form. If we assume that [mihēr] acts in the proposal to the role of the sense of the verb, the temporal sequence is greatly disturbed and the situation is very strange: Rachel says something (already sitting around the well!), And then quickly run somewhere (and it is not clear , where), then puts his hand in the well and watered Jacob. It is obvious that [mihēr] here It should blowing understood not as a verb of motion, as well as the adverbial verb, which in combination with [hôrî¼] means 'quick drop'.</text:p>
      <text:p text:style-name="Text_20_body">Here, when establishing the adverbial meaning of the verb [mihēr], one has to focus on the context.</text:p>
      <text:p text:style-name="Text_20_body">It can be seen from the above examples that union- free communication is not an obligatory property of serial constructions in BI. The picture is complicated by the fact that in many cases, coordinate conjunction "and" in the BI grammatikalizuetsya in element diffiksa person vreme nor the kind that neutralizes the opposition of the union and union-free connection in the biblical narrative. Compare (12)</text:p>
      <text:p text:style-name="Text_20_body">(12) wattəmah ¢ r watt¹qom '¦ ”îºayil hurried (WAW-IMP) got up (WAW-IMP) Avigayil wattirka» ± al ha-μ¦môr <text:s text:c="58"/></text:p>
      <text:p text:style-name="Text_20_body">went riding (WAW-IMP) on the ass of 1 Tsar (25-42)</text:p>
      <text:p text:style-name="Text_20_body">"Abigail quickly hit the road on a donkey,"</text:p>
      <text:p text:style-name="Text_20_body">(12) is a three-membered serial construction, where the verb [mihēr] appears in an adverbial sense, and the verb [q¹m] “stand up” is a measure of inactive for the verb [r¹½a ”] “ ride on horseback ” [Dobbs-Allsopp, 1995]. In this case, in the serial construction, there are additional, in addition to semantic, signs of delexicalization: for example, the set of valencies in the verb [mihēr] changes (it loses valence to directives). This is proof of the fact that before us - it is a serial constructive tion, not slozhnosochinennogo the clause. The criterion for opposing allied and non- union communications is not applicable in this case , since all three verbs are in the form of a WAW imperfect. </text:p>
      <text:h text:style-name="Heading_20_2" text:outline-level="2">III. Morphosyntax of serial construction <text:s text:c="2"/></text:h>
      <text:p text:style-name="Text_20_body">From a typological point of view to serial designs characterized by the coincidence of the values of grammatical verbal categorical ry, about what they write , many researchers see for example [Aikhen- vald, Dixon, 2006: 8]. A number of works give examples of violations of this pattern, see, for example [Plungyan, 1985: 3], but this is very rare in BI . Nevertheless , there have been cases when the verbs in the serial constructions of the BI are used in different forms, always synonymous<text:note text:id="ftn6" text:note-class="footnote"><text:note-citation>7</text:note-citation><text:note-body><text:p text:style-name="P4"><text:span text:style-name="T4">Temporary verbal forms in BI are synonymous. So, the perfect and WAW imperfect forms have the meaning of the so-called narrative past tense.</text:span></text:p></text:note-body></text:note>. At the same time, the meanings of grammatical categories nevertheless completely coincide. Compare (13), where both verbs of the serial construction are used in the form of a WAW perfect, and (14) where one verb is used in the form of a perfect, and the other in the form of a WAW imperfect: the adverbial value [mihēr] nevertheless remains obvious.</text:p>
      <text:p text:style-name="Text_20_body"><text:soft-page-break/>(13) umihartem wəhôra¼tem <text:s text:c="15"/></text:p>
      <text:p text:style-name="Text_20_body">hurry (WAW-PERF) lower (WAW-PERF)</text:p>
      <text:p text:style-name="Text_20_body">' e ¾ ' ¹ ” î h ¢ n n ¹ <text:s text:c="13"/></text:p>
      <text:p text:style-name="Text_20_body">my father here is Genesis. (45-13) <text:s text:c="12"/></text:p>
      <text:p text:style-name="Text_20_body">"Quickly bring my father here."</text:p>
      <text:p text:style-name="Text_20_body">(14) wə-ha-'îš mihar wayy¹ ”œ ' <text:s text:c="30"/></text:p>
      <text:p text:style-name="Text_20_body">And-the man hastened (PERF) came (WAW-IMP) 1 Kings. (4:14)</text:p>
      <text:p text:style-name="Text_20_body">"The man came quickly " .</text:p>
      <text:h text:style-name="Heading_20_2" text:outline-level="2">IV. Arguments in serial design </text:h>
      <text:p text:style-name="Text_20_body">Usually, all the verbs in the chain have a common subject, which is noted by Foley and Olson as a prerequisite for serial construction, see [Foley, Olson, 1985: 26]. In all cases, the BI confirms this position; see, for example, (15).</text:p>
      <text:p text:style-name="Text_20_body">(15) wattəmah ¢ r h¹'išš¹ watt¹roƒ <text:s text:c="15"/></text:p>
      <text:p text:style-name="Text_20_body">hurried (WAW-imp) the woman ran (WAW-imp)</text:p>
      <text:p text:style-name="Text_20_body">wattagg ¢ ¼ lə'îš¹ h 8<text:note text:id="ftn7" text:note-class="footnote"><text:note-citation>8</text:note-citation><text:note-body><text:p text:style-name="P4"><text:span text:style-name="T4">As can be seen from this example, the valency per subject of these verbs is common. </text:span><text:span text:style-name="T6">Topics </text:span><text:span text:style-name="T4">not less than in BI observed cases (of 2), </text:span><text:span text:style-name="T9">when </text:span><text:span text:style-name="T4">broken valence structure of the serial chain. It happens then, </text:span><text:span text:style-name="T9">when the </text:span><text:span text:style-name="T6">verbs </text:span><text:span text:style-name="T4">in it differ in consultation with the subject. This shows the following example:</text:span></text:p></text:note-body></text:note> <text:s text:c="12"/></text:p>
      <text:p text:style-name="Text_20_body">said (WAW-imp) to her husband, the Court. (13-10)</text:p>
      <text:p text:style-name="Text_20_body">As for all other members of the sentence included in the valency framework of the serial construction, they are, without a doubt, determined by the semantic verb.</text:p>
      <text:p text:style-name="Text_20_body">(16) wayəmahēr Moše wayyiqqōr <text:s text:c="15"/></text:p>
      <text:p text:style-name="Text_20_body">hastened (WAW-IMP) Moshe bowed (WAW-IMP) 'arsā wa-yyištāμû. <text:s text:c="12"/></text:p>
      <text:p text:style-name="Text_20_body">earth (dir) bowed (WAW-IMP) Ex. (34: 8) <text:s text:c="13"/></text:p>
      <text:p text:style-name="Text_20_body">"And Moses quickly bowed to the ground and bowed."</text:p>
      <text:p text:style-name="Text_20_body">(17) wəšāb wəqibbesĸā <text:s text:c="16"/></text:p>
      <text:p text:style-name="Text_20_body">will return (WAW-PERF 3msg) will collect (WAW-PERF 3msg)</text:p>
      <text:p text:style-name="Text_20_body">you</text:p>
      <text:p text:style-name="Text_20_body">Deut. (30-3)</text:p>
      <text:p text:style-name="Text_20_body"><text:soft-page-break/>"[Gd] will gather you again."</text:p>
      <text:p text:style-name="Text_20_body">For example, in (16) verb motion 'lean' is a word 'ereƒ ' land ' - of the guide case -¹ (' arƒā). In the example (17), the place suffix “ direct complement” - ½ā 'you' indicates the direct complement of the verb [qibbēƒ] - 'collect' and joins it .</text:p>
      <text:p text:style-name="Text_20_body"><text:line-break/>Usually the adverbial verb does not affect the valency structure of the syntagma in any way . This proves that the serial construction is a hierarchically organized structure in which the adverbial verb is close to the auxiliary verb, which also lacks the ability to control complement 9 <text:note text:id="ftn8" text:note-class="footnote"><text:note-citation>9</text:note-citation><text:note-body><text:p text:style-name="P4"><text:span text:style-name="T4">[Lord, 1993: 215] noted that, from the diachronic point of view, a lexical </text:span><text:span text:style-name="T6">verb that </text:span><text:span text:style-name="T4">transforms into an auxiliary one often </text:span><text:span text:style-name="T6">passes </text:span><text:span text:style-name="T12">stage of </text:span><text:span text:style-name="T13">adverbiality / aspectuality. </text:span><text:span text:style-name="T4">Not </text:span><text:span text:style-name="T12">having as my goal to </text:span><text:span text:style-name="T4">investigate the diachronic </text:span><text:span text:style-name="T6">aspect, </text:span><text:span text:style-name="T4">I nevertheless considered it necessary to mention this regularity, which, in my opinion, indirectly confirms the position on the valency structure of serial constructions in the biological structure of the serial structure in BI.</text:span></text:p></text:note-body></text:note>. In BI similar valentnostnaya structure of serial design is extremely stable and is common to all types of serial semantic structures, in fact including adverbial. Typologically possible and another picture: so, Foley and Olson wrote about the fact that in a number of languages each verb, a part of the serial structure, can have their own actants, which are not shared with him other verbs, see. [Foley, Olson, 1985 :eighteen].</text:p>
      <text:h text:style-name="Heading_20_2" text:outline-level="2">Conclusion</text:h>
      <text:p text:style-name="Text_20_body">Series constructions with adverbial meaning in BI are a rare alternative to infinitive revolutions, a way of connecting an adverbial verb with a semantic verb . Adverbial serialization is always accompanied by incomplete de-Lexicalization of one of the verbs and its transition to the class of verb modifiers. Such a semantic transformation is accompanied by changes at the syntactic level: the set of valencies of the delexicalized verb is reduced. Series constructions represent a single complex predicate and, as such, possess additional morphosyntactic features that distinguish them from complex clauses: they always belong to one common subject, and the scope of qualifying particles extends to the whole structure as a whole.</text:p>
      <text:p text:style-name="Text_20_body">Topics not less serialization in the BI does not have such a hard sintak- classically limitations of the many languages of the world. It is expressed primarily in that the design can be serial as the union, so and conjunctionless. In order to distinguish a serial construction from a complex clause, it is worth focusing on the semantics of the verbs forming a sequence.</text:p>
      <text:p text:style-name="Text_20_body">Thus, the main distinguishing feature of the serial construction is the semantics of the verbs that make it up, which determines its specific morphosyntactic properties . Topics not less than the morphosyntactic features much less stable you than the actual semantics (proof of this is the admissibility of both the Union and asyndetic serial communication design, variability of verbal vidovremennyh forms). It can be concluded from this that the adverbial grammatical localization of serial constructions in BI is at the initial stage of the scale of evolution.</text:p>
      <text:h text:style-name="Heading_20_2" text:outline-level="2">Bibliography</text:h>
      <text:p text:style-name="Text_20_body">Plungyan V.A. Verbal serialization as a lexical phenomenon // Gromova N.V. (ed.). Lexicology <text:soft-page-break/>and word formation of African languages. M., 1988.</text:p>
      <text:p text:style-name="Text_20_body">Akhenvald A. and Dixon RMW Serial Verb Constructions. A Cross-linguistic Typology. Oxford, 2006.</text:p>
      <text:p text:style-name="Text_20_body">Dobbs-Allsopp FW Ingressive qwm in Biblical Hebrew // Zeitschrift für Althebraistik, 1995.</text:p>
      <text:p text:style-name="Text_20_body">Foley WA . and Olson M. Clausehood and Verb Serialization, Grammar Inside and Outside the Clause. Cambridge, 1985.</text:p>
      <text:p text:style-name="Text_20_body">Kirby S. Functionalism and Grammar. Philadelphia, 1999.</text:p>
      <text:p text:style-name="Text_20_body">Lord C. Historical Change in Serial Verb Constructions. Amsterdam; Philadelphia, 1993.</text:p>
      <text:p text:style-name="Text_20_body">Rubinstein E. Iyunim befoal teuri bileshon hammikra // mekhkarim bemadae hayya-hadut (Adverbial Verb in Biblical Hebrew // Judaic Studies issues). Jerusalem, 1990.</text:p>
      <text:p text:style-name="Text_20_body">Information about the author : Skorodumova Polina Yuryevna , Art. Lecturer, Department of Jewish Studies, ISAA, Moscow State University Lomonosov. E-mail: <text:a xlink:type="simple" xlink:href="mailto:psanter@mail.ru" text:style-name="Internet_20_link" text:visited-style-name="Visited_20_Internet_20_Link">psanter@mail.ru</text:a></text:p>
      <text:p text:style-name="Text_20_body">VESTN. MOSCOW. UN-TA. SER. 13. ORIENTATION. 2010. No 1</text:p>
      <text:p text:style-name="Text_20_body">P.Yu. Skorodumo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Nastaliq Urdu" svg:font-family="'Noto Nastaliq Urdu'"/>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keyword/>
    <meta:initial-creator/>
    <dc:creator>Žāle Mottahedin</dc:creator>
    <meta:creation-date>2020-05-22T15:05:55Z</meta:creation-date>
    <dc:date>2020-05-22T18:21:42.729889569</dc:date>
    <meta:editing-duration>PT15M44S</meta:editing-duration>
    <meta:editing-cycles>6</meta:editing-cycles>
    <meta:document-statistic meta:table-count="0" meta:image-count="0" meta:object-count="0" meta:page-count="9" meta:paragraph-count="136" meta:word-count="3486" meta:character-count="21658" meta:non-whitespace-character-count="17308"/>
  </office:meta>
</office:document-meta>
</file>